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style-name="ce0"/>
          <table:table-cell table:style-name="ce0" office:value-type="string">
            <text:p>Hamuko
「Uhh... w-what should I do?
　I guess I'll just charge in?</text:p>
          </table:table-cell>
          <table:table-cell table:number-columns-repeated="1018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style-name="ce0"/>
          <table:table-cell table:style-name="ce0" office:value-type="string">
            <text:p>Regma
「Don't be reckless. You'll only wear yourself
　out.</text:p>
          </table:table-cell>
          <table:table-cell table:number-columns-repeated="1018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18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style-name="ce0"/>
          <table:table-cell table:style-name="ce0" office:value-type="string">
            <text:p>Hamuko
「All right... you can count on me!</text:p>
          </table:table-cell>
          <table:table-cell table:number-columns-repeated="1018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style-name="ce0"/>
          <table:table-cell table:style-name="ce0" office:value-type="string">
            <text:p>Starting the combat tutorial.</text:p>
          </table:table-cell>
          <table:table-cell table:number-columns-repeated="1018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style-name="ce0"/>
          <table:table-cell table:style-name="ce0" office:value-type="string">
            <text:p>At the start of combat, a “Battle Menu” will
appear at the top of the screen.</text:p>
          </table:table-cell>
          <table:table-cell table:number-columns-repeated="1018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style-name="ce0"/>
          <table:table-cell table:style-name="ce0" office:value-type="string">
            <text:p>From this Battle Menu, you can select
“Fight“, “Items”, and ”Run”.</text:p>
          </table:table-cell>
          <table:table-cell table:number-columns-repeated="1018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style-name="ce0"/>
          <table:table-cell table:style-name="ce0" office:value-type="string">
            <text:p>Let's start by choosing “Fight”.</text:p>
          </table:table-cell>
          <table:table-cell table:number-columns-repeated="1018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style-name="ce0"/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18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style-name="ce0"/>
          <table:table-cell table:style-name="ce0" office:value-type="string">
            <text:p>When a party member is able to act, a
command menu will be shown from which you
can choose either “Attack“, “Skills”, or
”Wait”.</text:p>
          </table:table-cell>
          <table:table-cell table:number-columns-repeated="1018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style-name="ce0"/>
          <table:table-cell table:style-name="ce0" office:value-type="string">
            <text:p>Let's deal some damage to the opponent by
choosing “Attack”.</text:p>
          </table:table-cell>
          <table:table-cell table:number-columns-repeated="1018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style-name="ce0"/>
          <table:table-cell table:style-name="ce0" office:value-type="string">
            <text:p>By choosing “Skills” from the command menu,
special attacks and moves may be used.
However, Hamuko doesn't know any skills yet,
so this can't be selected.</text:p>
          </table:table-cell>
          <table:table-cell table:number-columns-repeated="1018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style-name="ce0"/>
          <table:table-cell table:style-name="ce0" office:value-type="string">
            <text:p>Choosing “Wait” will skip your turn without
doing anything.</text:p>
          </table:table-cell>
          <table:table-cell table:number-columns-repeated="1018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style-name="ce0"/>
          <table:table-cell table:style-name="ce0" office:value-type="string">
            <text:p>The “Battle Menu” will be shown at the start
of combat and then after every 5 turns taken
by both allies and enemies.</text:p>
          </table:table-cell>
          <table:table-cell table:number-columns-repeated="1018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style-name="ce0"/>
          <table:table-cell table:style-name="ce0" office:value-type="string">
            <text:p>When there are multiple enemies, you can
select the target of your attacks, shown by
the target cursor, by using the arrow keys.</text:p>
          </table:table-cell>
          <table:table-cell table:number-columns-repeated="1018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style-name="ce0"/>
          <table:table-cell table:style-name="ce0" office:value-type="string">
            <text:p>Occasionally, a “Critical Hit” can occur, dealing
double damage.</text:p>
          </table:table-cell>
          <table:table-cell table:number-columns-repeated="1018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style-name="ce0"/>
          <table:table-cell table:style-name="ce0" office:value-type="string">
            <text:p>When attacked, party members may “Counter”
by responding with an attack of their own.</text:p>
          </table:table-cell>
          <table:table-cell table:number-columns-repeated="1018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style-name="ce0"/>
          <table:table-cell table:style-name="ce0" office:value-type="string">
            <text:p>The chance of a counter, and its power,
depend on the “Defense” of the character.</text:p>
          </table:table-cell>
          <table:table-cell table:number-columns-repeated="1018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Oi oi,
it's a little early for April Fools' jok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… Ready to go…
</text:p>
          </table:table-cell>
          <table:table-cell table:style-name="ce0" office:value-type="string">
            <text:p>R... Ready to g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!</text:p>
          </table:table-cell>
          <table:table-cell table:style-name="ce0" office:value-type="string">
            <text:p>I'm baaack—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’m all done.</text:p>
          </table:table-cell>
          <table:table-cell table:style-name="ce0" office:value-type="string">
            <text:p>'Kay, I'm all done—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… much better!
</text:p>
          </table:table-cell>
          <table:table-cell table:style-name="ce0" office:value-type="string">
            <text:p>Aah... much bett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…
</text:p>
          </table:table-cell>
          <table:table-cell table:style-name="ce0" office:value-type="string">
            <text:p>Fuu, th-that was clos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...////
</text:p>
          </table:table-cell>
          <table:table-cell table:style-name="ce0" office:value-type="string">
            <text:p>Th-Thanks for waiting, haha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… I thought I wouldn’t make it~…
</text:p>
          </table:table-cell>
          <table:table-cell table:style-name="ce0" office:value-type="string">
            <text:p>Haa—... I thought I wouldn't make it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Th-Thanks for waiting...////
</text:p>
          </table:table-cell>
          <table:table-cell table:style-name="ce0" office:value-type="string">
            <text:p>Um... th-thanks for wait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ew… a few more seconds and there would have been a flood…)
</text:p>
          </table:table-cell>
          <table:table-cell table:style-name="ce0" office:value-type="string">
            <text:p>(Haah... a few more seconds and I would've
caused a flood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ommend peeing outside?
</text:p>
          </table:table-cell>
          <table:table-cell table:style-name="ce0" office:value-type="string">
            <text:p>Suggest she pee outsid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... I'm really thirsty... I'd like some water,
pleas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ぇ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言う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どこ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is next Hellish King is called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one we fought in the Eastlands was...
uhhh, Komekichi, or something...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we need to go report back to the
Princess about the research and the Four
Hellish King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ight! It's like when people say,
“I have good news and bad news,” right?!
I wanna be the one to say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Four Hellish Kings have finally come out
to pla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s actually a secret fifth one, or
something! Now that'd be a plot twis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should get back to the Yamato Village
Headman and tell him that we cleared the
coal mines, st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target turned out to be an undead after
all! Somehow, I could just tell from its na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We'd better pick up our spoils, first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That Gashkull's definitely going
to be an Undead-type mons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ll be so awesome if it comes back to life no
matter how many times we defeat it!! It'll be
pretty bad, thoug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aths in the Eastlands are all super narrow,
aren't the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 the continent itself seems big
en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all we need to do is get this key back
to Mr. Headma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ive it our all and get to the top of Asura
Tower! For Mr. Headma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'll be so happy if we manage to bring back
the key〜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find someone who might know
where Gashkull is hid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hat do you think it looks li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it's like some kind of huge skull growing
right out of the grou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t to do...?!  How could
anyone hold it for so long in a place like this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should I do...?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…</text:p>
          </table:table-cell>
          <table:table-cell table:style-name="ce0" office:value-type="string">
            <text:p>Um, s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n…! I can’t…! It’s coming out!!
</text:p>
          </table:table-cell>
          <table:table-cell table:style-name="ce0" office:value-type="string">
            <text:p>Ah, uu...! I can't...!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… c-can’t hold it…!!
</text:p>
          </table:table-cell>
          <table:table-cell table:style-name="ce0" office:value-type="string">
            <text:p>I... c-can't hold it anymor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’s no use, I’ll use… that spot over there!!
</text:p>
          </table:table-cell>
          <table:table-cell table:style-name="ce0" office:value-type="string">
            <text:p>Ah, ah, it's no use, I'll... use that spot over
t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…! I, I think…!
</text:p>
          </table:table-cell>
          <table:table-cell table:style-name="ce0" office:value-type="string">
            <text:p>Reguma-kun...! I-I, that is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’s impossible... for me to keep holding it!
</text:p>
          </table:table-cell>
          <table:table-cell table:style-name="ce0" office:value-type="string">
            <text:p>There's no way... I-I can hold it any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…! I’ll be right back!!
</text:p>
          </table:table-cell>
          <table:table-cell table:style-name="ce0" office:value-type="string">
            <text:p>S-Sorry about this...! I'll be right bac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’t there any… bathrooms nearby?
</text:p>
          </table:table-cell>
          <table:table-cell table:style-name="ce0" office:value-type="string">
            <text:p>Aren't there any... toilets nearb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’ve been very desperate for quite a while… pretty soon, I…
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’re right.
</text:p>
          </table:table-cell>
          <table:table-cell table:style-name="ce0" office:value-type="string">
            <text:p>I, I guess you're right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’s no other way, it’s better than embarrassing myself again…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…!
</text:p>
          </table:table-cell>
          <table:table-cell table:style-name="ce0" office:value-type="string">
            <text:p>Huh? N-No 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’t make weird suggestions…!
</text:p>
          </table:table-cell>
          <table:table-cell table:style-name="ce0" office:value-type="string">
            <text:p>Don't say weird stuff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…? I’m sorry…
</text:p>
          </table:table-cell>
          <table:table-cell table:style-name="ce0" office:value-type="string">
            <text:p>D-Does it smell...? I'm sorr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Ooh… I feel like I have to pee again…)
</text:p>
          </table:table-cell>
          <table:table-cell table:style-name="ce0" office:value-type="string">
            <text:p>(Uuh... I already feel like I have to pee
again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’ve been… holding it in for a little while now…
</text:p>
          </table:table-cell>
          <table:table-cell table:style-name="ce0" office:value-type="string">
            <text:p>I've been... holding it in for a little while
now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it’s nothing to worry about…
</text:p>
          </table:table-cell>
          <table:table-cell table:style-name="ce0" office:value-type="string">
            <text:p>Eh? Oh, n-no. It's nothing to worry abo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 Sharu home safely.
</text:p>
          </table:table-cell>
          <table:table-cell table:style-name="ce0" office:value-type="string">
            <text:p>For the time being, we have to see
Sharusharu-san home safel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… I wanna go! I wanna go!
</text:p>
          </table:table-cell>
          <table:table-cell table:style-name="ce0" office:value-type="string">
            <text:p>The castle... I wanna go! I wanna go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… pee… peeeeeeee!!)
</text:p>
          </table:table-cell>
          <table:table-cell table:style-name="ce0" office:value-type="string">
            <text:p>(Pee... pee... pee...!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’m done for, I can’t stand it anymore!)
</text:p>
          </table:table-cell>
          <table:table-cell table:style-name="ce0" office:value-type="string">
            <text:p>(I-I'm done for, I can't stand it anymore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… should do! Just wait for me!
</text:p>
          </table:table-cell>
          <table:table-cell table:style-name="ce0" office:value-type="string">
            <text:p>Y-Y-Yeah, over there... should do! Wait he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…!? I need the toilet… I can’t hold it…!)
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… I’m leaking…!)
</text:p>
          </table:table-cell>
          <table:table-cell table:style-name="ce0" office:value-type="string">
            <text:p>(Aah... I'm gonna leak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… I’ll be right back! 
</text:p>
          </table:table-cell>
          <table:table-cell table:style-name="ce0" office:value-type="string">
            <text:p>S-Sorry! I... I'll be back in no tim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…
</text:p>
          </table:table-cell>
          <table:table-cell table:style-name="ce0" office:value-type="string">
            <text:p>R-Reguma-kun, um, 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aturally, looking for Sharu right now is really important, I know, but…
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’s okay if I need to stop in there real quick, right…?
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hat should I do… 
</text:p>
          </table:table-cell>
          <table:table-cell table:style-name="ce0" office:value-type="string">
            <text:p>Wh-What should I d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would be better to get it over with instead of making the same mistake, huh…?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I understand… 
</text:p>
          </table:table-cell>
          <table:table-cell table:style-name="ce0" office:value-type="string">
            <text:p>O-Okay. Got i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’s a little…! 
</text:p>
          </table:table-cell>
          <table:table-cell table:style-name="ce0" office:value-type="string">
            <text:p>D-Don't say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 would be bad to do it anywhere besides a toilet…! 
</text:p>
          </table:table-cell>
          <table:table-cell table:style-name="ce0" office:value-type="string">
            <text:p>I'm a grown-up, I can't just not use a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 want to hurry up and change my clothes… 
</text:p>
          </table:table-cell>
          <table:table-cell table:style-name="ce0" office:value-type="string">
            <text:p>Reguma-kun, I wanna change out of these
clothes alread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I… also need to use the toilet again… 
</text:p>
          </table:table-cell>
          <table:table-cell table:style-name="ce0" office:value-type="string">
            <text:p>A-And also... I need to use the toilet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… where are you?
</text:p>
          </table:table-cell>
          <table:table-cell table:style-name="ce0" office:value-type="string">
            <text:p>Sharusharu-san... where are you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seems like we’re really having a hard time finding her (*squirm*)
</text:p>
          </table:table-cell>
          <table:table-cell table:style-name="ce0" office:value-type="string">
            <text:p>Sh-She's nowhere to be found... *squirm*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… I have to change out of these quickly…
</text:p>
          </table:table-cell>
          <table:table-cell table:style-name="ce0" office:value-type="string">
            <text:p>Ugh... I have to change out of these, quickl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, just where are you anyway?
</text:p>
          </table:table-cell>
          <table:table-cell table:style-name="ce0" office:value-type="string">
            <text:p>Just where is Sharusharu-san, anyw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…!
</text:p>
          </table:table-cell>
          <table:table-cell table:style-name="ce0" office:value-type="string">
            <text:p>W-We should hurr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 is being held captive.
</text:p>
          </table:table-cell>
          <table:table-cell table:style-name="ce0" office:value-type="string">
            <text:p>Somewhere in this building, Sharusharu-san
is being held captiv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hurry, gotta find her, gotta save her!
</text:p>
          </table:table-cell>
          <table:table-cell table:style-name="ce0" office:value-type="string">
            <text:p>We gotta find her so we can save h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... Can't! It's... more than I...! 
</text:p>
          </table:table-cell>
          <table:table-cell table:style-name="ce0" office:value-type="string">
            <text:p>I... I can't...! It's more than... I ca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 right now!! 
</text:p>
          </table:table-cell>
          <table:table-cell table:style-name="ce0" office:value-type="string">
            <text:p>I need... I need the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really bad now...! 
</text:p>
          </table:table-cell>
          <table:table-cell table:style-name="ce0" office:value-type="string">
            <text:p>Ahh, it's getting really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ing to leak out...! 
</text:p>
          </table:table-cell>
          <table:table-cell table:style-name="ce0" office:value-type="string">
            <text:p>I-It's going to leak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-It might be a bad time, but, um... 
</text:p>
          </table:table-cell>
          <table:table-cell table:style-name="ce0" office:value-type="string">
            <text:p>Reguma-kun, s-sorry to ask, but... um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, can we go to a bathroom please? 
</text:p>
          </table:table-cell>
          <table:table-cell table:style-name="ce0" office:value-type="string">
            <text:p>I need to use the toilet, so can we please
take a rest stop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 bathroom...) 
</text:p>
          </table:table-cell>
          <table:table-cell table:style-name="ce0" office:value-type="string">
            <text:p>(Ah... What should I do? I have to go to the
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 
</text:p>
          </table:table-cell>
          <table:table-cell table:style-name="ce0" office:value-type="string">
            <text:p>(H-Hang in there a little longer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 
</text:p>
          </table:table-cell>
          <table:table-cell table:style-name="ce0" office:value-type="string">
            <text:p>Ugh, this is so embarrass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 but just a tiny bit...) 
</text:p>
          </table:table-cell>
          <table:table-cell table:style-name="ce0" office:value-type="string">
            <text:p>(I have to pee, just a tiny b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what should I do?) 
</text:p>
          </table:table-cell>
          <table:table-cell table:style-name="ce0" office:value-type="string">
            <text:p>(For now I'm sure I can still hold it, but what
am I gonna do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save Sharusharu from the bandit gang! 
</text:p>
          </table:table-cell>
          <table:table-cell table:style-name="ce0" office:value-type="string">
            <text:p>Let's go take Sharusharu back from the bandit
ga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 
</text:p>
          </table:table-cell>
          <table:table-cell table:style-name="ce0" office:value-type="string">
            <text:p>Yeah, that's kind of how I'm feeli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 think that the castle soldiers are no match for the bandit gang hiding deep in this forest..
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 
</text:p>
          </table:table-cell>
          <table:table-cell table:style-name="ce0" office:value-type="string">
            <text:p>I might be starting to lose my nerv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 wouldn't happen to have any water,
would you...? I'm parch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run into any more Heavenly
Maidens since Hime joine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at must be it for classmate
encounter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assuming they managed to develop a drug
that allowed us to control and amplify our
Seraphia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we have to take one every time we
go into batt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only took a small amount to have an
effect, that wouldn't be so bad. But having to
down a whole bottle every time would be...
well... fairly troubles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body needs to use the bathroom, right?
Everyone's all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ble to defeat one of the Four
Hellish Kings this time, but what if the other
three attack us all at once? Then we'd be
in real troub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nice if they kept facing off
against us one at a ti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want to do well in the hospitality
industry, I think you need experience and
common sens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that I've ever done it, my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peace has returned to the coal min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 Headman will be deligh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al mine's been sealed up for ages. I
hope the walls haven't become all brittle and
ready to collapse at any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that's not a death fla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eadman had a big smile on his face,
didn't h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 do our best to make good on our
promise and meet his expectation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you can be inspirational every once in a 
while, Saotome. Who would've thou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kind of jealous... n-no, noth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oor Tomocchi must have suffered some awful
trauma from that phantom ship. I won't let her
get so scared ever agai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t me, though. I was absolutely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too late! It’s already… starting to leak!!
</text:p>
          </table:table-cell>
          <table:table-cell table:style-name="ce0" office:value-type="string">
            <text:p>I-It's too late! I'm already... starting to
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absolutely at m-my limit!!
</text:p>
          </table:table-cell>
          <table:table-cell table:style-name="ce0" office:value-type="string">
            <text:p>I'm absolutely at m-my lim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’s coming out, it’s coming out!!
</text:p>
          </table:table-cell>
          <table:table-cell table:style-name="ce0" office:value-type="string">
            <text:p>Ah, it's coming out,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
</text:p>
          </table:table-cell>
          <table:table-cell table:style-name="ce0" office:value-type="string">
            <text:p>Hey, l-let me go to the bathroom alread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’s been since I last went?!</text:p>
          </table:table-cell>
          <table:table-cell table:style-name="ce0" office:value-type="string">
            <text:p>Do you have any idea how long it's been
since I last went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… what…! All right, but only because it’s an emergency…!
</text:p>
          </table:table-cell>
          <table:table-cell table:style-name="ce0" office:value-type="string">
            <text:p>Ugh... wh-what...?! Fine, but only because
it's an emergenc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trying to tell you, take me to a bathroom!! Where do you see a toilet around here!!
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…
</text:p>
          </table:table-cell>
          <table:table-cell table:style-name="ce0" office:value-type="string">
            <text:p>Saotome, liste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’t we… stop at a bathroom or something?
</text:p>
          </table:table-cell>
          <table:table-cell table:style-name="ce0" office:value-type="string">
            <text:p>Um, can't we... take a toilet break or
something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 Don’t say something so foolish!!
</text:p>
          </table:table-cell>
          <table:table-cell table:style-name="ce0" office:value-type="string">
            <text:p>Y-You pervert!! Don't say something so
foolish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bathroom…)
</text:p>
          </table:table-cell>
          <table:table-cell table:style-name="ce0" office:value-type="string">
            <text:p>(I have to...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… if there’s a bathroom nearby…)
</text:p>
          </table:table-cell>
          <table:table-cell table:style-name="ce0" office:value-type="string">
            <text:p>(Hmm... any nearby bathrooms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’s starting to get more difficult… I want to hurry up and pee…)
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 no… please let this all be a bad dream…
</text:p>
          </table:table-cell>
          <table:table-cell table:style-name="ce0" office:value-type="string">
            <text:p>Oh, no... please let this all be a bad
drea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’m starting to feel like I need to go to the bathroom…)
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 not be a problem.)
</text:p>
          </table:table-cell>
          <table:table-cell table:style-name="ce0" office:value-type="string">
            <text:p>(Oh well, this small amount shouldn't be
a problem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were quite good.
</text:p>
          </table:table-cell>
          <table:table-cell table:style-name="ce0" office:value-type="string">
            <text:p>Your combat instructions are quite precise,
thank goodness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are you really good at Shogi as well?
</text:p>
          </table:table-cell>
          <table:table-cell table:style-name="ce0" office:value-type="string">
            <text:p>Saotome, would you happen to be good
at Shogi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…! It’s no use… It’s leaking…!
</text:p>
          </table:table-cell>
          <table:table-cell table:style-name="ce0" office:value-type="string">
            <text:p>Kh...! It's no use... it's coming o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let us find a bathroom here… I’ll go in it after all!
</text:p>
          </table:table-cell>
          <table:table-cell table:style-name="ce0" office:value-type="string">
            <text:p>Please, if there's a toilet here... let me go
in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ver there, in the shade…!! 
</text:p>
          </table:table-cell>
          <table:table-cell table:style-name="ce0" office:value-type="string">
            <text:p>Somewhere, i-in the shad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ah… bathroom…! I gotta go right now…!)
</text:p>
          </table:table-cell>
          <table:table-cell table:style-name="ce0" office:value-type="string">
            <text:p>(Aahh... toilet...! I wanna use the toilet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bathroom here, should I use it? Definitely not… probably not…)
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…! I’m going over there!
</text:p>
          </table:table-cell>
          <table:table-cell table:style-name="ce0" office:value-type="string">
            <text:p>Fine...! I'm going over there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’s no other way…! 
</text:p>
          </table:table-cell>
          <table:table-cell table:style-name="ce0" office:value-type="string">
            <text:p>O-Only because there's no other optio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fine! I’ll endure it somehow! 
</text:p>
          </table:table-cell>
          <table:table-cell table:style-name="ce0" office:value-type="string">
            <text:p>I-It's fine! I'll just... put up with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… I need to go to the bathroom…)
</text:p>
          </table:table-cell>
          <table:table-cell table:style-name="ce0" office:value-type="string">
            <text:p>(I... I need to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t’s not something you have to be that concerned about! 
</text:p>
          </table:table-cell>
          <table:table-cell table:style-name="ce0" office:value-type="string">
            <text:p>Th-Th-That's none of your busines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Hm? I-It’s nothing at all, really!
</text:p>
          </table:table-cell>
          <table:table-cell table:style-name="ce0" office:value-type="string">
            <text:p>...Eh? I-It's nothing at all, reall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othing I could do, you know? So it’s not really my fault…!
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 has surely been locked up in a cell this whole time…)
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’s getting desperate? Poor thing…)
</text:p>
          </table:table-cell>
          <table:table-cell table:style-name="ce0" office:value-type="string">
            <text:p>(I wonder if she's getting desperate? Poor
thing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se damn bandits… I’ll never forgive them!
</text:p>
          </table:table-cell>
          <table:table-cell table:style-name="ce0" office:value-type="string">
            <text:p>Those damn bandits... I'll never forgive the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 classmates, I’m going to kick you!!
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just can’t! I can’t hold it another second! 
</text:p>
          </table:table-cell>
          <table:table-cell table:style-name="ce0" office:value-type="string">
            <text:p>I, I can't! I can't hold it for another second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really… my limit…! 
</text:p>
          </table:table-cell>
          <table:table-cell table:style-name="ce0" office:value-type="string">
            <text:p>This really is... my limit...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n. S-Saotome…! 
</text:p>
          </table:table-cell>
          <table:table-cell table:style-name="ce0" office:value-type="string">
            <text:p>Uu... S-Saotome...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think… I can h-hold it any longer…! 
</text:p>
          </table:table-cell>
          <table:table-cell table:style-name="ce0" office:value-type="string">
            <text:p>I don't think... I can h-hold it any longer,
so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don’t you think you should have more consideration for us girls? 
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 stuff like… you know… bathroom breaks… 
</text:p>
          </table:table-cell>
          <table:table-cell table:style-name="ce0" office:value-type="string">
            <text:p>I mean... for example... you know... bathroom
breaks, and suc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mean “right this second” or anything, but… 
</text:p>
          </table:table-cell>
          <table:table-cell table:style-name="ce0" office:value-type="string">
            <text:p>It doesn't have to be right this second or
anything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style-name="ce0" office:value-type="string">
            <text:p>At some point, could we stop by a bathroom? 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
</text:p>
          </table:table-cell>
          <table:table-cell table:style-name="ce0" office:value-type="string">
            <text:p>H-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 This is… this is so… 
</text:p>
          </table:table-cell>
          <table:table-cell table:style-name="ce0" office:value-type="string">
            <text:p>*sniff*... This... th-that i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getting tired, want to take a break? 
</text:p>
          </table:table-cell>
          <table:table-cell table:style-name="ce0" office:value-type="string">
            <text:p>If you're getting tired, then how about we
take a break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fine… then never mind. 
</text:p>
          </table:table-cell>
          <table:table-cell table:style-name="ce0" office:value-type="string">
            <text:p>If you're fine... then never mind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relieved that Tomocchi was okay. 
</text:p>
          </table:table-cell>
          <table:table-cell table:style-name="ce0" office:value-type="string">
            <text:p>I'm glad that Tomocchi's oka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at nothing bad has happened to Sharusharu as well… 
</text:p>
          </table:table-cell>
          <table:table-cell table:style-name="ce0" office:value-type="string">
            <text:p>But I hope that nothing's happened to
Sharusharu-san, either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 and Sharusharu, will you two be all right…? 
</text:p>
          </table:table-cell>
          <table:table-cell table:style-name="ce0" office:value-type="string">
            <text:p>Tomocchi, Sharusharu-san... will you two be
all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early hope that nothing bad has happened to them… 
</text:p>
          </table:table-cell>
          <table:table-cell table:style-name="ce0" office:value-type="string">
            <text:p>I hope they're not in a bad way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’t allow her to pee outside
</text:p>
          </table:table-cell>
          <table:table-cell table:style-name="ce0" office:value-type="string">
            <text:p>Don't 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her to pee outside 
</text:p>
          </table:table-cell>
          <table:table-cell table:style-name="ce0" office:value-type="string">
            <text:p>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—, I'm dyin' of thirst over here〜! Can I
get somethin' to drink before I keel over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謝るから許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にて失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think maybe those Hellish King guys are
picked out usin' some kinda tes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 ones who just barely miss makin'
the cut get sent out as spares, or somethin'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 office:value-type="string">
            <text:p>Mem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feel when no scientist christmas cake
gf〜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never mind. That's got nothin' to do with
anythin'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re the other three Hellish Kings like,
d'ya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reckon there's a super intense one, and
maybe another one who uses polite language,
or somethin'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this? There's the smell of some kinda
embarrassing situation in the air〜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r enemies just keep gettin' stronger and
strong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 guess we'll just have to get stronger
to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just had a great idea! How 'bout we
start sellin' our own original merch over in the
castle tow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can start with handkerchiefs that ward away
evil spirits, and exorcism juice, and stuff like
that! We'll be rollin' in i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e've gotta take the road north from
the port 'til we get to the mountain where the
coal mines are, huh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Wouldya look at that, I've turned into
a genuine guid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What kind of ores do ya think there
are in those mines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we find any raw gemstones or anythin', can
we take one home?! Pleas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maybe we should go drop by a shrine and
get a purification, or somethin'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there aren't any Shinto shrines in this
world, are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〜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’s gonna leak!! I’m leaking!!
</text:p>
          </table:table-cell>
          <table:table-cell table:style-name="ce0" office:value-type="string">
            <text:p>Ahh, ah, it's gonna leak!! I'm leaking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’t hold it!!
</text:p>
          </table:table-cell>
          <table:table-cell table:style-name="ce0" office:value-type="string">
            <text:p>I-I can't hold 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’t get it!! I really can’t hold it anymore!!
</text:p>
          </table:table-cell>
          <table:table-cell table:style-name="ce0" office:value-type="string">
            <text:p>Y-You don't get it!! I really can't hold it
anymoo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 H-H-Here it comes!!
</text:p>
          </table:table-cell>
          <table:table-cell table:style-name="ce0" office:value-type="string">
            <text:p>Ah—! H-H-Here it come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
</text:p>
          </table:table-cell>
          <table:table-cell table:style-name="ce0" office:value-type="string">
            <text:p>S-Saotome-kun! I g-gotta pe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 is bulging!!
</text:p>
          </table:table-cell>
          <table:table-cell table:style-name="ce0" office:value-type="string">
            <text:p>M-My bladder's bulgin'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’mon… I-I’ll really leak!!
</text:p>
          </table:table-cell>
          <table:table-cell table:style-name="ce0" office:value-type="string">
            <text:p>C'mon... I-I'll really 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! It’s almost too much! Toilet!!
</text:p>
          </table:table-cell>
          <table:table-cell table:style-name="ce0" office:value-type="string">
            <text:p>H-Hey! It's almost too much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’s gonna leak…!!
</text:p>
          </table:table-cell>
          <table:table-cell table:style-name="ce0" office:value-type="string">
            <text:p>At this rate, it's gonna come out whether I like
it or no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!
</text:p>
          </table:table-cell>
          <table:table-cell table:style-name="ce0" office:value-type="string">
            <text:p>R-Roger that! Wait here, ok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… toilet…!
</text:p>
          </table:table-cell>
          <table:table-cell table:style-name="ce0" office:value-type="string">
            <text:p>Toilet...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~…!
</text:p>
          </table:table-cell>
          <table:table-cell table:style-name="ce0" office:value-type="string">
            <text:p>Quickly, a toile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… i-it’s like this, um…
</text:p>
          </table:table-cell>
          <table:table-cell table:style-name="ce0" office:value-type="string">
            <text:p>Err... it-it's like this, uhh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~, I kind of have to go to the bathroom…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slurp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isn’t he the greatest man in their whole army?
</text:p>
          </table:table-cell>
          <table:table-cell table:style-name="ce0" office:value-type="string">
            <text:p>That cool guy just now, isn't he the greatest
man in their whole arm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 would give me his autograph~?
</text:p>
          </table:table-cell>
          <table:table-cell table:style-name="ce0" office:value-type="string">
            <text:p>You think he'd give me his autograph～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ha, ah! It’s no use!!
</text:p>
          </table:table-cell>
          <table:table-cell table:style-name="ce0" office:value-type="string">
            <text:p>Ahh, ah, ah! I'm gonna blow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’m going to do it over in that corner!!
</text:p>
          </table:table-cell>
          <table:table-cell table:style-name="ce0" office:value-type="string">
            <text:p>S-Stand watch for me, I'm gonna go do it
over in that corner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’m just about to pee myself!!
</text:p>
          </table:table-cell>
          <table:table-cell table:style-name="ce0" office:value-type="string">
            <text:p>How could you?! I'm just about to pee mys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 you!
</text:p>
          </table:table-cell>
          <table:table-cell table:style-name="ce0" office:value-type="string">
            <text:p>Th-Th-Thanks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really in danger now…!
</text:p>
          </table:table-cell>
          <table:table-cell table:style-name="ce0" office:value-type="string">
            <text:p>I-I'm really in danger now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… hey, can you just stand guard for me for a minute?
</text:p>
          </table:table-cell>
          <table:table-cell table:style-name="ce0" office:value-type="string">
            <text:p>Ooh... hey, can you just stand guard for me
for a 'sec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this isn’t a safe place! But I’m really about to…!
</text:p>
          </table:table-cell>
          <table:table-cell table:style-name="ce0" office:value-type="string">
            <text:p>I-I know it's dangerous 'n all! But, I'm
really gonn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sorry, I’ll finish up fast!
</text:p>
          </table:table-cell>
          <table:table-cell table:style-name="ce0" office:value-type="string">
            <text:p>I'm sorry, I'll finish up fas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… I have to pee SO bad…!
</text:p>
          </table:table-cell>
          <table:table-cell table:style-name="ce0" office:value-type="string">
            <text:p>Oh no... I gotta pee super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re is the bathroom…?
</text:p>
          </table:table-cell>
          <table:table-cell table:style-name="ce0" office:value-type="string">
            <text:p>Toilet... where are ya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ep… so that’s what it’s come to, huh? 
</text:p>
          </table:table-cell>
          <table:table-cell table:style-name="ce0" office:value-type="string">
            <text:p>Uuh... s-so that's what it's come to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 Out! 
</text:p>
          </table:table-cell>
          <table:table-cell table:style-name="ce0" office:value-type="string">
            <text:p>'Kay, time-out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ve to pee again…
</text:p>
          </table:table-cell>
          <table:table-cell table:style-name="ce0" office:value-type="string">
            <text:p>I feel like I hafta pee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all right for now, but…
</text:p>
          </table:table-cell>
          <table:table-cell table:style-name="ce0" office:value-type="string">
            <text:p>I-I'm all right for now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~… I wanna go pee…
</text:p>
          </table:table-cell>
          <table:table-cell table:style-name="ce0" office:value-type="string">
            <text:p>Ah～... I wanna go pe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there be a bathroom around here…?
</text:p>
          </table:table-cell>
          <table:table-cell table:style-name="ce0" office:value-type="string">
            <text:p>There's gotta be a toilet 'round here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sort of thing happens every once in a while…
</text:p>
          </table:table-cell>
          <table:table-cell table:style-name="ce0" office:value-type="string">
            <text:p>Th-This sorta thing just happens every once in
a whil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have to go to the toilet.
</text:p>
          </table:table-cell>
          <table:table-cell table:style-name="ce0" office:value-type="string">
            <text:p>Ahaha, I need to go to the toilet, now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 can still hold it for sure~.
</text:p>
          </table:table-cell>
          <table:table-cell table:style-name="ce0" office:value-type="string">
            <text:p>But I can still hold it, for sur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hey, I’ve been noticing that these bandits are… a lot of them are hotties, aren’t they?
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mm mmm, just the right amount of muscles! Nice~!
</text:p>
          </table:table-cell>
          <table:table-cell table:style-name="ce0" office:value-type="string">
            <text:p>And they have just the right amount of
muscle, too! Nice～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already... I can't! My pee, it's going to come out!! 
</text:p>
          </table:table-cell>
          <table:table-cell table:style-name="ce0" office:value-type="string">
            <text:p>No more! No, my pee—it's all gonna come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ing to do it right here!! 
</text:p>
          </table:table-cell>
          <table:table-cell table:style-name="ce0" office:value-type="string">
            <text:p>Wait for me, I'm gonna do it right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!? Let me do it... please...!! 
</text:p>
          </table:table-cell>
          <table:table-cell table:style-name="ce0" office:value-type="string">
            <text:p>Whyyy?! L-Let me do it... pleeeas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h... Quickly...!! 
</text:p>
          </table:table-cell>
          <table:table-cell table:style-name="ce0" office:value-type="string">
            <text:p>Ah, aah, qu... quickly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need... to pee!! 
</text:p>
          </table:table-cell>
          <table:table-cell table:style-name="ce0" office:value-type="string">
            <text:p>I, I... wanna... go pe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t my limit already!! 
</text:p>
          </table:table-cell>
          <table:table-cell table:style-name="ce0" office:value-type="string">
            <text:p>I-I-I'm gonna explod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while I go over there!! 
</text:p>
          </table:table-cell>
          <table:table-cell table:style-name="ce0" office:value-type="string">
            <text:p>Just wait a sec while I go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! But...! 
</text:p>
          </table:table-cell>
          <table:table-cell table:style-name="ce0" office:value-type="string">
            <text:p>Wha?! B-B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 
</text:p>
          </table:table-cell>
          <table:table-cell table:style-name="ce0" office:value-type="string">
            <text:p>I'll be done in no tim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much longer! 
</text:p>
          </table:table-cell>
          <table:table-cell table:style-name="ce0" office:value-type="string">
            <text:p>T-Toilet! C'mon, I can't hold it any 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 have to go to the bathroom... 
</text:p>
          </table:table-cell>
          <table:table-cell table:style-name="ce0" office:value-type="string">
            <text:p>Sorry, but I gotta use the toilet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es everyone else have to go too? Yeah? 
</text:p>
          </table:table-cell>
          <table:table-cell table:style-name="ce0" office:value-type="string">
            <text:p>Everyone else has to go too, right? Right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rmally I don't have any problem holding it. Today was... I was just caught a little off-guard, yeah... 
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~. 
</text:p>
          </table:table-cell>
          <table:table-cell table:style-name="ce0" office:value-type="string">
            <text:p>I kinda feel like I have to go, just a
liiittl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at a bathroom if we find one. 
</text:p>
          </table:table-cell>
          <table:table-cell table:style-name="ce0" office:value-type="string">
            <text:p>Let's stop by a bathroom if we find one, 'kay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 is the party leader? 
</text:p>
          </table:table-cell>
          <table:table-cell table:style-name="ce0" office:value-type="string">
            <text:p>Hmm, so Saotome-kun's the party leader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got yourself a complete harem~! Aren't you lucky? 
</text:p>
          </table:table-cell>
          <table:table-cell table:style-name="ce0" office:value-type="string">
            <text:p>You've got yourself a complete harem～!
Aren't you luck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uld be very grateful if I could have
something to drin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(mutter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-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るふる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ve you ever wondered whether time's
passing in our world while we're here in
this o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veryone must be so worri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so happened to interrupt that awful
Hellish King's rampage before anyone got
hurt this time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f someone gets attacked somewhere
out of our reach next ti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d like to help the Laboratory Chief's research
go as quickly as possib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taking Gashkull's tusk back to the
Seraphia laboratory, aren't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this helps them with their
Seraphia researc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hing happened at all... I swear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Gashkull's tus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 really feel it trembling with magic pow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, do the four of us make
up all of the Heavenly Maiden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keep going, might we encounter a fifth or
sixth Heavenly Maiden, or even mo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ore the better, I thin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ready starting to picture what the coal
mines will look like, but I think we should take
care not to get lost on the way there,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Headman looked really pleased, didn't h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 must hoping for our success from the
bottom of his hear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ying it out loud like that... I'm starting to
get rather nervou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wondering if this continent has a culture not
unlike Japan'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ctually... I'm starting to get a craving for
soy sau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 how
are we supposed to, umm, you k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I'm going to...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'm... gonna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hold it any more... so, plea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a minut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, eh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-You can't just do that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'll take another break?
*wiggle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n't look at m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×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×2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×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o...
</text:p>
          </table:table-cell>
          <table:table-cell table:style-name="ce0" office:value-type="string">
            <text:p>L... Let's get go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
</text:p>
          </table:table-cell>
          <table:table-cell table:style-name="ce0" office:value-type="string">
            <text:p>All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kay, I'm back.
</text:p>
          </table:table-cell>
          <table:table-cell table:style-name="ce0" office:value-type="string">
            <text:p>Sorry to keep you waiting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finished.
</text:p>
          </table:table-cell>
          <table:table-cell table:style-name="ce0" office:value-type="string">
            <text:p>I-I'm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...!
</text:p>
          </table:table-cell>
          <table:table-cell table:style-name="ce0" office:value-type="string">
            <text:p>D-Don't stare at me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
</text:p>
          </table:table-cell>
          <table:table-cell table:style-name="ce0" office:value-type="string">
            <text:p>(Hoh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
</text:p>
          </table:table-cell>
          <table:table-cell table:style-name="ce0" office:value-type="string">
            <text:p>I-I'm back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t's not like I was full to bursting, or
anything...!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-what are you looking at...?!
</text:p>
          </table:table-cell>
          <table:table-cell table:style-name="ce0" office:value-type="string">
            <text:p>Wh-What are you looking at...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
</text:p>
          </table:table-cell>
          <table:table-cell table:style-name="ce0" office:value-type="string">
            <text:p>L-Look, I'm finishe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had no choice! It was a close call, okay?
</text:p>
          </table:table-cell>
          <table:table-cell table:style-name="ce0" office:value-type="string">
            <text:p>Wh-What else was I supposed to do?! It was a
really close call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 like that...!
</text:p>
          </table:table-cell>
          <table:table-cell table:style-name="ce0" office:value-type="string">
            <text:p>Th-There's no need to sta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a problem?
</text:p>
          </table:table-cell>
          <table:table-cell table:style-name="ce0" office:value-type="string">
            <text:p>Wh-What, you have something to s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 office:value-type="string">
            <text:p>Toshihiko boss battle</text:p>
          </table:table-cell>
          <table:table-cell table:style-name="ce0"/>
          <table:table-cell table:style-name="ce0" office:value-type="string">
            <text:p>Reguma
“Dual-wielding. You have good tast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 office:value-type="string">
            <text:p>Hamuko
“Ooh, you remind me a little of that one
feudal swordsman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 office:value-type="string">
            <text:p>Hamuko
“What was his name again? Uhh, Miya...
Myamoto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 office:value-type="string">
            <text:p>Hamuko
“Miyamoto... ah, got it! I was thinking of
‘Miyamoto Masashi!!’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Ain't you a little off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 office:value-type="string">
            <text:p>Gashkull boss battle</text:p>
          </table:table-cell>
          <table:table-cell table:style-name="ce0"/>
          <table:table-cell table:style-name="ce0" office:value-type="string">
            <text:p>Hamuko
“Ah, that definitely looks like a Gashkull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 office:value-type="string">
            <text:p>Reguma
“Perfect. Get ready to engag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 office:value-type="string">
            <text:p>Nyanko
“We'll be taking that tusk of yours, I'm afraid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 "Consider yourselves lucky!"
</text:p>
          </table:table-cell>
          <table:table-cell table:style-name="ce0" office:value-type="string">
            <text:p>Bandit Leader
“Consider yourselves luck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"For Priela, the great bandit leader herself, will entertain you personally!"
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 "We didn't come here to listen to your intro speech."
</text:p>
          </table:table-cell>
          <table:table-cell table:style-name="ce0" office:value-type="string">
            <text:p>Reguma
“We didn't come here to listen to your intro
speech.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We'll beat you up and then take back Sharu!"
</text:p>
          </table:table-cell>
          <table:table-cell table:style-name="ce0" office:value-type="string">
            <text:p>Nyanko
“We'll defeat you and take back
Sharusharu-san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A-And then you'll pay for... *murmur*”
</text:p>
          </table:table-cell>
          <table:table-cell table:style-name="ce0" office:value-type="string">
            <text:p>Nyanko
“A-And then you'll regret... *mumble*
*mumble*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Whatever! As long as I get to enjoy myself!!"
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Here I come!!!"
</text:p>
          </table:table-cell>
          <table:table-cell table:style-name="ce0" office:value-type="string">
            <text:p>Bandit Leader Priella
“Here I come!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~… What a relief!</text:p>
          </table:table-cell>
          <table:table-cell table:style-name="ce0" office:value-type="string">
            <text:p>Hafuu～... what a relief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… I think it was about to leak~…
</text:p>
          </table:table-cell>
          <table:table-cell table:style-name="ce0" office:value-type="string">
            <text:p>Whew... I thought I was gonna make a
waterfall in my panties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I was really on the verge of wetting myself~…
</text:p>
          </table:table-cell>
          <table:table-cell table:style-name="ce0" office:value-type="string">
            <text:p>I... I really was just about to pee myself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~! I needed that~!!
</text:p>
          </table:table-cell>
          <table:table-cell table:style-name="ce0" office:value-type="string">
            <text:p>Haa～! I needed that～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’t hold it anymore…!
</text:p>
          </table:table-cell>
          <table:table-cell table:style-name="ce0" office:value-type="string">
            <text:p>I almost could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pant* *pant* I-I made it just in time~…
</text:p>
          </table:table-cell>
          <table:table-cell table:style-name="ce0" office:value-type="string">
            <text:p>Haah... haah... I-I made i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I can’t believe how much just came out!
</text:p>
          </table:table-cell>
          <table:table-cell table:style-name="ce0" office:value-type="string">
            <text:p>Wow, y-you wouldn't believe how much just
came ou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 have been a new record hold for me…!
</text:p>
          </table:table-cell>
          <table:table-cell table:style-name="ce0" office:value-type="string">
            <text:p>Th-That mighta been a new personal recor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’s the mens’ room…?
</text:p>
          </table:table-cell>
          <table:table-cell table:style-name="ce0" office:value-type="string">
            <text:p>Um... it's the men's 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 is the mens’ room, huh…?
</text:p>
          </table:table-cell>
          <table:table-cell table:style-name="ce0" office:value-type="string">
            <text:p>Um... i-it's the men's room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… E-Even though it’s the men’s room…!
</text:p>
          </table:table-cell>
          <table:table-cell table:style-name="ce0" office:value-type="string">
            <text:p>Khh... e-even though it's the men's 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’t possibly hold it anymore!!
</text:p>
          </table:table-cell>
          <table:table-cell table:style-name="ce0" office:value-type="string">
            <text:p>I-I-I can't possibly hold it anym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… in the mens’ room… that’s kinda…
</text:p>
          </table:table-cell>
          <table:table-cell table:style-name="ce0" office:value-type="string">
            <text:p>Nope, I mean... it's the men's room... that's
kind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…!
</text:p>
          </table:table-cell>
          <table:table-cell table:style-name="ce0" office:value-type="string">
            <text:p>O-Only men are supposed to go in t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… I’m not a… boy… so… shouldn’t…!
</text:p>
          </table:table-cell>
          <table:table-cell table:style-name="ce0" office:value-type="string">
            <text:p>B-But... I'm not a boy... so...! I shouldn'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 No… I can’t hold it anymore…!
</text:p>
          </table:table-cell>
          <table:table-cell table:style-name="ce0" office:value-type="string">
            <text:p>Ah—... no... I ca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, it’s no use!
</text:p>
          </table:table-cell>
          <table:table-cell table:style-name="ce0" office:value-type="string">
            <text:p>I can't hold it, I can't hold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thing is okay at this point, let me in that bathroom!
</text:p>
          </table:table-cell>
          <table:table-cell table:style-name="ce0" office:value-type="string">
            <text:p>I-I'll take anything, just let me use a toile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the men’s bathroom!
</text:p>
          </table:table-cell>
          <table:table-cell table:style-name="ce0" office:value-type="string">
            <text:p>This is the men's bathroom, see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f course I w-won’t go in the mens’ bathroom!
</text:p>
          </table:table-cell>
          <table:table-cell table:style-name="ce0" office:value-type="string">
            <text:p>Th-There's no way I'm going into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you trying to be funny? Why the mens’ bathroom…!
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’s… no way I could…!
</text:p>
          </table:table-cell>
          <table:table-cell table:style-name="ce0" office:value-type="string">
            <text:p>Th-There's... no way I coul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 want me to use the mens’ bathroom… I-I will hold it…!
</text:p>
          </table:table-cell>
          <table:table-cell table:style-name="ce0" office:value-type="string">
            <text:p>I'd rather... h-hold it than use the men's
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…! Sorry, I… I…
</text:p>
          </table:table-cell>
          <table:table-cell table:style-name="ce0" office:value-type="string">
            <text:p>Huu, nn...! Sorry, I...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… It’s… coming…!!
</text:p>
          </table:table-cell>
          <table:table-cell table:style-name="ce0" office:value-type="string">
            <text:p>It.... it's coming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hat’s the big idea, pointing out the mens’ room to me?
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no intention of g-going into the mens’ bathroom!
</text:p>
          </table:table-cell>
          <table:table-cell table:style-name="ce0" office:value-type="string">
            <text:p>I-I have no intention of using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s’ bathroom!
</text:p>
          </table:table-cell>
          <table:table-cell table:style-name="ce0" office:value-type="string">
            <text:p>I-Idiot! This is the men's 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ven if I d-do have to go, it’s kind of…!
</text:p>
          </table:table-cell>
          <table:table-cell table:style-name="ce0" office:value-type="string">
            <text:p>E-Even if I do have to go... this is kind of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s there not a… a girls’ bathroom…?
</text:p>
          </table:table-cell>
          <table:table-cell table:style-name="ce0" office:value-type="string">
            <text:p>I-Is there not a... a ladies'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I, I think it would be dangerous for me to risk going in…!
</text:p>
          </table:table-cell>
          <table:table-cell table:style-name="ce0" office:value-type="string">
            <text:p>No, well, I think it would be too risky for me
to go i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…! Why isn’t there a girls’ toilet here…!
</text:p>
          </table:table-cell>
          <table:table-cell table:style-name="ce0" office:value-type="string">
            <text:p>Toilet...! Why isn't there a girl's bathroom
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… I-I can’t hold it…!
</text:p>
          </table:table-cell>
          <table:table-cell table:style-name="ce0" office:value-type="string">
            <text:p>Hah... I-I can't hold i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hh!! No… more…!
</text:p>
          </table:table-cell>
          <table:table-cell table:style-name="ce0" office:value-type="string">
            <text:p>Nnghaa!! No... 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’m peeing! I can’t help it!! Toilet!!
</text:p>
          </table:table-cell>
          <table:table-cell table:style-name="ce0" office:value-type="string">
            <text:p>I-I'm wetting myself! I can't help it!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I stay out of the mens’ bathroom~…?
</text:p>
          </table:table-cell>
          <table:table-cell table:style-name="ce0" office:value-type="string">
            <text:p>I think I'd better stay out of the boy's
room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… Th-That’s the mens’ bathroom…
</text:p>
          </table:table-cell>
          <table:table-cell table:style-name="ce0" office:value-type="string">
            <text:p>Sooo... the men's toilets, hu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ens’ bathroom…
</text:p>
          </table:table-cell>
          <table:table-cell table:style-name="ce0" office:value-type="string">
            <text:p>The men's toilet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 I, maybe…?
</text:p>
          </table:table-cell>
          <table:table-cell table:style-name="ce0" office:value-type="string">
            <text:p>Sh-Should I, or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… Just this once, it’s okay even if it’s the mens’ room!
</text:p>
          </table:table-cell>
          <table:table-cell table:style-name="ce0" office:value-type="string">
            <text:p>Uu... j-just this once, I'll take it even if it's
the men's 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ll be right back!
</text:p>
          </table:table-cell>
          <table:table-cell table:style-name="ce0" office:value-type="string">
            <text:p>Be right back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s’ bathroom? Th-that’s fine with me!
</text:p>
          </table:table-cell>
          <table:table-cell table:style-name="ce0" office:value-type="string">
            <text:p>Eh, the men's toilets? Wh-Whatev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gonna pee! Wait for me!!
</text:p>
          </table:table-cell>
          <table:table-cell table:style-name="ce0" office:value-type="string">
            <text:p>I'm gonna go pee! Wait for m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ttt!! Gonna leak!!
</text:p>
          </table:table-cell>
          <table:table-cell table:style-name="ce0" office:value-type="string">
            <text:p>T-Toilet! Toileeett!! I'm peeing myseee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 just might have a problem going in there.
</text:p>
          </table:table-cell>
          <table:table-cell table:style-name="ce0" office:value-type="string">
            <text:p>The men's toilets... I'm not so sure about
going in ther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’m a bit hesitant, what should I do…?
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do need the toilet but… is there only a mens’ toilet?
</text:p>
          </table:table-cell>
          <table:table-cell table:style-name="ce0" office:value-type="string">
            <text:p>I d-do need to go, but... is there only a
men's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s’ toilet, huh… err…
</text:p>
          </table:table-cell>
          <table:table-cell table:style-name="ce0" office:value-type="string">
            <text:p>The men's toilets, huh... ooo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afraid I can’t hold it much longer, so…!
</text:p>
          </table:table-cell>
          <table:table-cell table:style-name="ce0" office:value-type="string">
            <text:p>Wh-Whatever! I can't really hold it any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 know it’s the men’s bathroom but I don’t care at this point!!
</text:p>
          </table:table-cell>
          <table:table-cell table:style-name="ce0" office:value-type="string">
            <text:p>Aah, I don't care if it's the men's bathroom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 me p-pee here!!!
</text:p>
          </table:table-cell>
          <table:table-cell table:style-name="ce0" office:value-type="string">
            <text:p>L-Let me go pee in there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’s coming out!! Toilet! Anywhere is fine, I’m going right now!!
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 ×1,
but your inventory is full!
Too bad—the orb fragment vanish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pirit Nymph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Holy Water for item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may not
immediately unlock another new class.
(Although, you may always return to the normal
class or those you've already unlocked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n order to unlock a new class, you must first
reach at least class level 5 on your current
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gain class experience in battle and
hit class level 5 before trying to unlock your
next 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'm afraid you haven't yet filled the vial to
the top with Holy W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 office:value-type="string">
            <text:p>Difference from 2619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nother class again immediately.
(Although, you may always return to the normal
class or those you've already unlocked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 office:value-type="string">
            <text:p>Difference from 2620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 office:value-type="string">
            <text:p>Difference from 2621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/>
          <table:table-cell table:style-name="ce0" office:value-type="string">
            <text:p>【Produced \V[1366]ml of pee!】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you have to make do with what
you've got...!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good over
there! Gimme, gimme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Fuu—... that felt amazin'... ☆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n't that an item for those who need to
relieve themselves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-I'm still absolutely... fine, thank
you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I-I'm saved...! I will take you up on
your kind offer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's... coming... out...! I-I can't take it
any longer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
nooow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ll betterrr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〜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 office:value-type="string">
            <text:p>Spirit Tutorial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First, please look at the list of nameplates on
the left side of the scr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 office:value-type="string">
            <text:p>This time, it appears that the Nymph Crystal
that you have is right at the bottom, and
has the name “Phantom”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 office:value-type="string">
            <text:p>Please look at the small icon to the right of
the namepla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 office:value-type="string">
            <text:p>I believe that icon represents a Nymph Crysta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 office:value-type="string">
            <text:p>The icon indicates that you have the
Nymph Crystal, but it has not been unseale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 office:value-type="string">
            <text:p>To release its seal, you will need to move the
cursor to its name and press the 【C】 ke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 office:value-type="string">
            <text:p>Please give it a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n't yet obtained this Nymph Crysta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one Spirit Orb and unseal this
Nymph Crystal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 office:value-type="string">
            <text:p>Then go to 2796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have just unlocked the ability to be
possessed by Phantom, one of the spirit
nymph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 office:value-type="string">
            <text:p>You no longer need to spend any Spirit Orbs
to be possessed by this nymph, so you may
reassign it as many times as you lik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 office:value-type="string">
            <text:p>Now, there is one more thing of importance
to explai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 office:value-type="string">
            <text:p>All nymphs will absorb Spirit Energy from the
air around them and convert it into “Holy
Water” which they accumulate within
themselv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 office:value-type="string">
            <text:p>If I were to liken it to a human function,
erm... it would be,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 office:value-type="string">
            <text:p>Similar to the secretion of... u-urine within
the kidneys... y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 office:value-type="string">
            <text:p>Regardless, Holy Water is the source of a
nymph's power. The more of it that is
accumulated within a spirit, the more
powerful the spirit will beco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 office:value-type="string">
            <text:p>I believe you picked a stat to augment just
a moment ago? Well, that stat boost becomes
more amplified depending on how much
Holy Water is stored within the nymp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 office:value-type="string">
            <text:p>In summary, a nymph's host becomes more
powerful the more desperately the spirit is
holding its Holy Water i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 office:value-type="string">
            <text:p>Although, you must be aware that nymphs
also have their limit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 office:value-type="string">
            <text:p>If the nymph accumulates more Holy Water
than it can as indicated by the 【HOLD】
parameter in the description window, it will
eventually lose control and leak it ou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 office:value-type="string">
            <text:p>You should pay attention, as the stat bonus it
grants will reset to its lowest value when this
occ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 office:value-type="string">
            <text:p>By the way, you can steadily increase each
nymph's HOLD power by repeatedly having it
accumulate and hold lots of Holy W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 office:value-type="string">
            <text:p>I'm sure you will be able to pick your favorite
nymphs and train them to gain higher HOLD
power, thereby allowing them to grant higher
and higher stat boost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 office:value-type="string">
            <text:p>I believe that is the end of my explanatio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 office:value-type="string">
            <text:p>To close this menu, you need only press the
【X】 ke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 office:value-type="string">
            <text:p>With this, you have just unsealed the spirit
called “Phantom”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 office:value-type="string">
            <text:p>Now, please take a look at the description
window at the bottom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 office:value-type="string">
            <text:p>The 【Ability】 section shows what special buff
you will gain when this spirit possesses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 office:value-type="string">
            <text:p>Without further delay, let us give spirit
possession a tr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 office:value-type="string">
            <text:p>Move the cursor to the spirit's nameplate
and press the 【C】 key once mo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 office:value-type="string">
            <text:p>Then go to 2780</text:p>
          </table:table-cell>
          <table:table-cell table:style-name="ce0"/>
          <table:table-cell table:style-name="ce0" office:value-type="string">
            <text:p>After that, you must simply choose who will
be possessed by that nymphs, and which stat
you would like to aug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isn't being possessed by any nymph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 office:value-type="string">
            <text:p>Unleash her Holy Water into the vial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 office:value-type="string">
            <text:p>Pokey-poke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 office:value-type="string">
            <text:p>Extricate her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 office:value-type="string">
            <text:p>Nothing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 office:value-type="string">
            <text:p>She doesn't have anything to let o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 office:value-type="string">
            <text:p>The Holy Water vial is full to the bri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 office:value-type="string">
            <text:p>Really release her from possession? (You will
need to return to the nun to reassign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 office:value-type="string">
            <text:p>Extric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 office:value-type="string">
            <text:p>Don't extric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
(You managed to catch some in the vial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Valkyri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uur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l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anah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sah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Yuuh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ant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rometheus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ptun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Ri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hīko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airy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ndragor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kotam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oenix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Omor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gasus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Tekuto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gical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mainu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ikan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Danc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rl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Hanon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tobuk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uccubus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Carmin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Ikaho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ngel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antom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amuko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Nyanko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Tomocchi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ime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such a bother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o, aa...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... at my limit...! N-N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'm... really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n't... hold it in...
uu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d like to wash my clothes first, if I
could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'll take you up on tha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'm just going to the toile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bathroom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'm... going to... wet myseeelf...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m fine, thank you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's all right, I don't need to go right now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quite all right, so please ask the others
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'll take care of it now, just in
cas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your thoughtfulness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have a long road ahead, don't we? I'll go
for 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ll be back in just a moment... 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'll go to the toilet.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'm just... going to the toilet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
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... g-going to the toilet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heavens... I'm saved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 I'm de-desperate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'm g-go-going to leak...!!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's... it's coming ooo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
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bac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 all right 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 to trouble yo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migh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I'm so relieved... ♪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n't
l-l-leak! Not one bi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 
</text:p>
          </table:table-cell>
          <table:table-cell table:style-name="ce0" office:value-type="string">
            <text:p>Take 1 cupful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s 
</text:p>
          </table:table-cell>
          <table:table-cell table:style-name="ce0" office:value-type="string">
            <text:p>Take 4 cupfuls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4! 
</text:p>
          </table:table-cell>
          <table:table-cell table:style-name="ce0" office:value-type="string">
            <text:p>Obtained
【Water】 x4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have any of these for 1 Spirit Orb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 office:value-type="string">
            <text:p>Doping Item x4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 office:value-type="string">
            <text:p>Diuretic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 office:value-type="string">
            <text:p>Liquidate (1000 ren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r inventory's totally full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 don't have a single Spirit Orb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*wiggle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style-name="ce0"/>
          <table:table-cell table:style-name="ce0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10T22:08:56+01:00</meta:creation-date>
    <dc:date>2020-01-10T22:08:5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